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ourier New1" fo:font-size="10.5pt" style:font-size-asian="9.14999961853027pt" style:font-size-complex="10.5pt"/>
    </style:style>
    <style:style style:name="P2" style:family="paragraph" style:parent-style-name="Standard">
      <style:text-properties style:font-name="Courier New1" fo:font-size="10.5pt" officeooo:rsid="001e1cb2" officeooo:paragraph-rsid="001e1cb2" style:font-size-asian="9.14999961853027pt" style:font-size-complex="10.5pt"/>
    </style:style>
    <style:style style:name="P3" style:family="paragraph" style:parent-style-name="Standard">
      <style:text-properties style:font-name="Courier New1" fo:font-size="10.5pt" officeooo:rsid="001f2df9" officeooo:paragraph-rsid="001f2df9" style:font-size-asian="9.14999961853027pt" style:font-size-complex="10.5pt"/>
    </style:style>
    <style:style style:name="P4" style:family="paragraph" style:parent-style-name="Standard">
      <style:paragraph-properties fo:padding="0.0201in" fo:border-left="none" fo:border-right="none" fo:border-top="none" fo:border-bottom="0.51pt solid #000000" style:shadow="none"/>
      <style:text-properties style:font-name="Courier New1" fo:font-size="10.5pt" officeooo:rsid="001e1cb2" officeooo:paragraph-rsid="001e1cb2" style:font-size-asian="9.14999961853027pt" style:font-size-complex="10.5pt"/>
    </style:style>
    <style:style style:name="P5" style:family="paragraph" style:parent-style-name="Heading_20_1">
      <style:text-properties style:font-name="Liberation Sans" fo:font-size="18.2000007629395pt" fo:font-weight="bold" officeooo:rsid="00219d5c" officeooo:paragraph-rsid="00219d5c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6" style:family="paragraph" style:parent-style-name="Heading_20_2">
      <style:text-properties style:font-name="Liberation Sans" fo:font-size="16.1000003814697pt" officeooo:rsid="00219d5c" officeooo:paragraph-rsid="00219d5c" style:font-size-asian="16.1000003814697pt" style:font-size-complex="16.1000003814697pt"/>
    </style:style>
    <style:style style:name="P7" style:family="paragraph" style:parent-style-name="Heading_20_3">
      <style:text-properties style:font-name="Liberation Sans" fo:font-size="14.1000003814697pt" fo:font-weight="bold" officeooo:rsid="00219d5c" officeooo:paragraph-rsid="00219d5c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P8" style:family="paragraph" style:parent-style-name="Heading_20_3">
      <style:text-properties officeooo:paragraph-rsid="0023883a"/>
    </style:style>
    <style:style style:name="P9" style:family="paragraph" style:parent-style-name="Heading_20_3" style:list-style-name="">
      <style:text-properties officeooo:paragraph-rsid="0023883a"/>
    </style:style>
    <style:style style:name="P10" style:family="paragraph" style:parent-style-name="Heading_20_3">
      <style:paragraph-properties fo:break-before="page"/>
      <style:text-properties officeooo:paragraph-rsid="0023883a"/>
    </style:style>
    <style:style style:name="P11" style:family="paragraph" style:parent-style-name="Standard">
      <style:paragraph-properties fo:padding="0.0201in" fo:border-left="none" fo:border-right="none" fo:border-top="none" fo:border-bottom="0.51pt solid #000000" style:shadow="none"/>
      <style:text-properties style:font-name="Courier New1" fo:font-size="10.5pt" officeooo:rsid="00219d5c" officeooo:paragraph-rsid="00219d5c" style:font-size-asian="9.14999961853027pt" style:font-size-complex="10.5pt"/>
    </style:style>
    <style:style style:name="P12" style:family="paragraph" style:parent-style-name="Standard">
      <style:text-properties style:font-name="Courier New1" fo:font-size="10.5pt" officeooo:rsid="001f2df9" officeooo:paragraph-rsid="001f2df9" style:font-size-asian="9.14999961853027pt" style:font-size-complex="10.5pt"/>
    </style:style>
    <style:style style:name="P13" style:family="paragraph" style:parent-style-name="Standard">
      <style:text-properties style:font-name="Courier New1" fo:font-size="10.5pt" officeooo:rsid="001f2df9" officeooo:paragraph-rsid="0023b865" style:font-size-asian="9.14999961853027pt" style:font-size-complex="10.5pt"/>
    </style:style>
    <style:style style:name="P14" style:family="paragraph" style:parent-style-name="Standard">
      <style:text-properties style:font-name="Courier New1" fo:font-size="10.5pt" officeooo:rsid="00219d5c" officeooo:paragraph-rsid="00219d5c" style:font-size-asian="9.14999961853027pt" style:font-size-complex="10.5pt"/>
    </style:style>
    <style:style style:name="P15" style:family="paragraph" style:parent-style-name="Standard">
      <style:text-properties style:font-name="Courier New1" fo:font-size="10.5pt" officeooo:rsid="0023883a" officeooo:paragraph-rsid="0023883a" style:font-size-asian="9.14999961853027pt" style:font-size-complex="10.5pt"/>
    </style:style>
    <style:style style:name="P16" style:family="paragraph" style:parent-style-name="Standard">
      <style:text-properties style:font-name="Courier New1" fo:font-size="10.5pt" officeooo:rsid="0023b865" officeooo:paragraph-rsid="0023b865" style:font-size-asian="9.14999961853027pt" style:font-size-complex="10.5pt"/>
    </style:style>
    <style:style style:name="P17" style:family="paragraph" style:parent-style-name="Standard">
      <style:text-properties style:font-name="Courier New1" fo:font-size="10.5pt" officeooo:rsid="0025a362" officeooo:paragraph-rsid="0025a362" style:font-size-asian="9.14999961853027pt" style:font-size-complex="10.5pt"/>
    </style:style>
    <style:style style:name="P18" style:family="paragraph" style:parent-style-name="Standard" style:list-style-name="L1">
      <style:text-properties officeooo:paragraph-rsid="00219d5c"/>
    </style:style>
    <style:style style:name="P19" style:family="paragraph" style:parent-style-name="Standard">
      <style:text-properties officeooo:paragraph-rsid="0023b865"/>
    </style:style>
    <style:style style:name="P20" style:family="paragraph" style:parent-style-name="Standard">
      <style:text-properties officeooo:rsid="0025a362" officeooo:paragraph-rsid="0025a362"/>
    </style:style>
    <style:style style:name="P21" style:family="paragraph" style:parent-style-name="Standard">
      <style:text-properties officeooo:paragraph-rsid="0025a362"/>
    </style:style>
    <style:style style:name="P22" style:family="paragraph" style:parent-style-name="Text_20_body">
      <style:text-properties officeooo:rsid="0025a362" officeooo:paragraph-rsid="0025a362"/>
    </style:style>
    <style:style style:name="T1" style:family="text">
      <style:text-properties officeooo:rsid="001e1cb2"/>
    </style:style>
    <style:style style:name="T2" style:family="text">
      <style:text-properties officeooo:rsid="0023883a"/>
    </style:style>
    <style:style style:name="T3" style:family="text">
      <style:text-properties style:font-name="Liberation Sans" fo:font-size="14.1000003814697pt" fo:font-weight="bold" officeooo:rsid="00219d5c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T4" style:family="text">
      <style:text-properties style:font-name="Liberation Sans" fo:font-size="14.1000003814697pt" fo:font-weight="bold" officeooo:rsid="0023883a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T5" style:family="text">
      <style:text-properties style:font-name="Courier New1" fo:font-size="10.5pt" style:font-size-asian="9.14999961853027pt" style:font-size-complex="10.5pt"/>
    </style:style>
    <style:style style:name="T6" style:family="text">
      <style:text-properties style:font-name="Courier New1" fo:font-size="10.5pt" officeooo:rsid="0023883a" style:font-size-asian="9.14999961853027pt" style:font-size-complex="10.5pt"/>
    </style:style>
    <style:style style:name="T7" style:family="text">
      <style:text-properties style:font-name="Courier New1" fo:font-size="10.5pt" officeooo:rsid="0023b865" style:font-size-asian="9.14999961853027pt" style:font-size-complex="10.5pt"/>
    </style:style>
    <style:style style:name="T8" style:family="text">
      <style:text-properties style:font-name="Courier New1" fo:font-size="10.5pt" officeooo:rsid="0025a362" style:font-size-asian="9.14999961853027pt" style:font-size-complex="10.5pt"/>
    </style:style>
    <style:style style:name="T9" style:family="text">
      <style:text-properties style:font-name="Courier New1" fo:font-size="10.5pt" fo:font-style="italic" officeooo:rsid="0023b865" style:font-size-asian="9.14999961853027pt" style:font-style-asian="italic" style:font-size-complex="10.5pt" style:font-style-complex="italic"/>
    </style:style>
    <style:style style:name="T10" style:family="text">
      <style:text-properties officeooo:rsid="0023b865"/>
    </style:style>
    <style:style style:name="T11" style:family="text">
      <style:text-properties fo:font-weight="bold" style:font-name-asian="Noto Sans CJK SC Regular" style:font-weight-asian="bold" style:font-name-complex="FreeSans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25a362"/>
    </style:style>
    <style:style style:name="T14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README – Problem Solving Documents</text:h>
      <text:p text:style-name="P11">20SEP20</text:p>
      <text:p text:style-name="P4"/>
      <text:p text:style-name="P2"/>
      <text:p text:style-name="P15">Problem solving consists of using generic or ad hoc methods in an orderly manner to find solutions to problems. <text:span text:style-name="T10">These templates provide the boilerplate document outlines for various problem solving strategies.</text:span> </text:p>
      <text:p text:style-name="P2"/>
      <text:h text:style-name="P5" text:outline-level="1">5 Step - Generic</text:h>
      <text:p text:style-name="P3"/>
      <text:h text:style-name="P6" text:outline-level="2"><text:span text:style-name="T11">Steps</text:span></text:h>
      <text:p text:style-name="P3"/>
      <text:h text:style-name="Heading_20_3" text:outline-level="3">1 – <text:span text:style-name="T2">Define the Problem</text:span></text:h>
      <text:p text:style-name="P16"><text:span text:style-name="T14">What are you trying to solve?</text:span> Clearly identify the problem and the successful outcome (aka goal).</text:p>
      <text:p text:style-name="P3"/>
      <text:p text:style-name="P16"><text:span text:style-name="T12">Input:</text:span> <text:tab/>something is wrong or can be improved</text:p>
      <text:p text:style-name="P19"><text:span text:style-name="T9">Output:</text:span><text:span text:style-name="T7"><text:tab/>a clear definition of the problem and the successful outcome</text:span></text:p>
      <text:p text:style-name="P3"/>
      <text:h text:style-name="P7" text:outline-level="3">2 – <text:span text:style-name="T2">Brainstorm Ideas</text:span></text:h>
      <text:p text:style-name="P16"><text:span text:style-name="T14">What are some ways to solve the problem?</text:span> The goal is to create a list of possible solutions to choose from. The harder the problem, the more solutions you may need.</text:p>
      <text:p text:style-name="P3"/>
      <text:p text:style-name="P19"><text:span text:style-name="T9">Input:</text:span><text:span text:style-name="T7"> <text:tab/>a goal; research the problem and possible solutions; imagination</text:span></text:p>
      <text:p text:style-name="P19"><text:span text:style-name="T9">Output:</text:span><text:span text:style-name="T7"><text:tab/>pick-list of possible solutions that would achieve the stated goal</text:span></text:p>
      <text:p text:style-name="P13"/>
      <text:h text:style-name="P8" text:outline-level="3"><text:span text:style-name="T4">3</text:span><text:span text:style-name="T3"> – </text:span><text:span text:style-name="T4">Decide on a Solution</text:span></text:h>
      <text:p text:style-name="P17"><text:span text:style-name="T14">What are you going to do?</text:span> The ideal solution is effective (it solves the problem), efficient (is affordable and maintainable), and has the fewest side effects (limited consequences from implementation).</text:p>
      <text:p text:style-name="P17"/>
      <text:p text:style-name="P21"><text:span text:style-name="T9">Input:</text:span><text:span text:style-name="T7"> <text:tab/></text:span><text:span text:style-name="T8">pick-list of possible solutions; decision-making criteria</text:span></text:p>
      <text:p text:style-name="P21"><text:span text:style-name="T9">Output:</text:span><text:span text:style-name="T7"><text:tab/></text:span><text:span text:style-name="T8">selected solution</text:span></text:p>
      <text:p text:style-name="P17"/>
      <text:h text:style-name="P9" text:outline-level="3"><text:span text:style-name="T4"/></text:h>
      <text:h text:style-name="P10" text:outline-level="3"><text:span text:style-name="T4">4 – Implement the Solution</text:span></text:h>
      <text:p text:style-name="P22"><text:span text:style-name="T14">What are you doing?</text:span> The implementation of a solution requires planning and execution. It’s often iterative, where the focus should be on short implementation cycles with testing and feedback, not trying to get it “perfect” the first time.</text:p>
      <text:p text:style-name="P21"><text:span text:style-name="T9">Input:</text:span><text:span text:style-name="T7"> <text:tab/></text:span><text:span text:style-name="T8">desired solution; planning; work</text:span></text:p>
      <text:p text:style-name="P21"><text:span text:style-name="T9">Output:</text:span><text:span text:style-name="T7"><text:tab/></text:span><text:span text:style-name="T8">solved problem </text:span></text:p>
      <text:p text:style-name="P20"><text:span text:style-name="T5"/></text:p>
      <text:h text:style-name="P8" text:outline-level="3"><text:span text:style-name="T4">5 – Review the Results</text:span></text:h>
      <text:p text:style-name="P22">What did you do? To know you successfully solved the problem, it’s important to review what worked, what didn’t, and what impact the solution had.</text:p>
      <text:p text:style-name="P22"/>
      <text:p text:style-name="P21"><text:span text:style-name="T9">Input:</text:span><text:span text:style-name="T7"> <text:tab/></text:span><text:span text:style-name="T8">resolutions; results of the implementation</text:span></text:p>
      <text:p text:style-name="P21"><text:span text:style-name="T9">Output:</text:span><text:span text:style-name="T7"><text:tab/></text:span><text:span text:style-name="T8">lessons learned; updated documentation <text:s/></text:span></text:p>
      <text:p text:style-name="P20"><text:span text:style-name="T5"/></text:p>
      <text:h text:style-name="Heading_20_2" text:outline-level="2">References</text:h>
      <text:p text:style-name="P14"/>
      <text:list xml:id="list3328650667" text:style-name="L1">
        <text:list-item>
          <text:p text:style-name="P18"><text:a xlink:type="simple" xlink:href="https://www.humorthatworks.com/learning/5-steps-of-problem-solving/" text:style-name="Internet_20_link" text:visited-style-name="Visited_20_Internet_20_Link"><text:span text:style-name="T6">The 5 Steps of Problem Solving</text:span></text:a></text:p>
        </text:list-item>
        <text:list-item>
          <text:p text:style-name="P18"><text:a xlink:type="simple" xlink:href="https://en.wikipedia.org/wiki/Problem_solving" text:style-name="Internet_20_link" text:visited-style-name="Visited_20_Internet_20_Link"><text:span text:style-name="T2">Problem Solving</text:span></text:a></text:p>
        </text:list-item>
      </text:list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Courier New" fo:font-family="'Courier New'" style:font-style-name="Regular" style:font-family-generic="modern" style:font-pitch="fixed" fo:font-size="10.5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18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4pt" style:font-size-asian="18pt" style:font-size-complex="18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1" fo:font-size="10.5pt" style:font-size-asian="9.14999961853027pt" style:font-size-complex="10.5pt"/>
    </style:style>
    <style:style style:name="MT1" style:family="text">
      <style:text-properties officeooo:rsid="001e1cb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text:span text:style-name="MT1">of </text:span><text:span text:style-name="MT1"><text:page-count>2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3T11:30:28.061393174</meta:creation-date>
    <meta:print-date>2020-09-20T09:16:06.713730117</meta:print-date>
    <dc:date>2020-09-20T09:53:37.186986728</dc:date>
    <meta:editing-duration>PT18M43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2" meta:paragraph-count="29" meta:word-count="284" meta:character-count="1808" meta:non-whitespace-character-count="1540"/>
  </office:meta>
</office:document-meta>
</file>